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3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4" style:family="text">
      <style:text-properties style:font-name="Courier New" fo:font-size="9pt" fo:font-style="normal" fo:font-weight="normal"/>
    </style:style>
    <style:style style:name="T5" style:family="text">
      <style:text-properties style:font-name="Courier New" fo:font-size="9pt" fo:font-style="normal" fo:font-weight="normal" loext:padding="0in" loext:border="none"/>
    </style:style>
    <style:style style:name="T6" style:family="text">
      <style:text-properties fo:color="#008080" style:font-name="Courier New" fo:font-size="9pt" fo:font-style="normal" fo:font-weight="normal" loext:padding="0in" loext:border="none"/>
    </style:style>
    <style:style style:name="T7" style:family="text">
      <style:text-properties fo:color="#008080" loext:padding="0in" loext:border="none"/>
    </style:style>
    <style:style style:name="T8" style:family="text">
      <style:text-properties fo:color="#0000ff" style:font-name="Courier New" fo:font-size="9pt" fo:font-style="normal" fo:font-weight="normal" loext:padding="0in" loext:border="none"/>
    </style:style>
    <style:style style:name="T9" style:family="text">
      <style:text-properties fo:color="#0000ff" loext:padding="0in" loext:border="none"/>
    </style:style>
    <style:style style:name="T10" style:family="text">
      <style:text-properties fo:color="#800000" style:font-name="Courier New" fo:font-size="9pt" fo:font-style="normal" fo:font-weight="normal" loext:padding="0in" loext:border="none"/>
    </style:style>
    <style:style style:name="T11" style:family="text">
      <style:text-properties fo:color="#80000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ktao/p/7545977.html" text:style-name="Internet_20_link" text:visited-style-name="Visited_20_Internet_20_Link"><text:span text:style-name="T2">C++</text:span></text:a><text:a xlink:type="simple" xlink:href="https://www.cnblogs.com/ktao/p/7545977.html" text:style-name="Internet_20_link" text:visited-style-name="Visited_20_Internet_20_Link"><text:span text:style-name="T3">多态实现原理</text:span></text:a></text:h>
      <text:section text:style-name="Sect1" text:name="cnblogs_post_body">
        <text:p text:style-name="P2">C++的多态性用一句话概括就是：在基类的函数前加上virtual关键字，在派生类中重写该函数，运行时将会根据对象的实际类型来调用相应的函数。如果对象类型是派生类，就调用派生类的函数；如果对象类型是基类，就调用基类的函数<text:line-break/><text:line-break/>  1：用virtual关键字申明的函数叫做虚函数，虚函数肯定是类的成员函数。  <text:line-break/><text:line-break/>  2：存在虚函数的类都有一个一维的虚函数表叫做虚表，类的对象有一个指向虚表开始的虚指针。虚表是和类对应的，虚表指针是和对象对应的。  <text:line-break/><text:line-break/>  3：多态性是一个接口多种实现，是面向对象的核心，分为类的多态性和函数的多态性。  <text:line-break/><text:line-break/>  4：多态用虚函数来实现，结合动态绑定.  <text:line-break/><text:line-break/>  5:纯虚函数是虚函数再加上 = 0；  <text:line-break/><text:line-break/>  6：抽象类是指包括至少一个纯虚函数的类。<text:line-break/><text:line-break/>纯虚函数:virtual void fun()=0;即抽象类！必须在子类实现这个函数，即先有名称，没有内容，在派生类实现内容。<text:line-break/><text:line-break/>        多态与非多态的实质区别就是函数地址是早绑定还是晚绑定。如果函数的调用，在编译器编译期间就可以确定函数的调用地址，并生产代码，是静态的，就是说地址是早绑定的。而如果函数调用的地址不能在编译器期间确定，需要在运行时才确定，这就属于晚绑定。<text:line-break/>        那么多态的作用是什么呢，封装可以使得代码模块化，继承可以扩展已存在的代码，他们的目的都是为了代码重用。而多态的目的则是为了接口重用。也就是说，不论传递过来的究竟是那个类的对象，函数都能够通过同一个接口调用到适应各自对象的实现方法。<text:line-break/><text:line-break/>　　最常见的用法就是声明基类的指针，利用该指针指向任意一个子类对象，调用相应的虚函数，可以根据指向的子类的不同而实现不同的方法。如果没有使用虚函数的话，即没有利用C++多态性，则利用基类指针调用相应的函数的时候，将总被限制在基类函数本身，而无法调用到子类中被重写过的函数。因为没有多态性，函数调用的地址将是一定的，而固定的地址将始终调用到同一个函数，这就无法实现一个接口，多种方法的目的了。</text:p>
        <text:p text:style-name="P3"> </text:p>
        <text:p text:style-name="P1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<text:p text:style-name="P5"><text:span text:style-name="T7"><text:s/></text:span><text:span text:style-name="T6">1</text:span><text:span text:style-name="T4"> #include&lt;iostream&gt;</text:span></text:p>
        <text:p text:style-name="P5"><text:span text:style-name="T7"><text:s/></text:span><text:span text:style-name="T6">2</text:span><text:span text:style-name="T4"> </text:span></text:p>
        <text:p text:style-name="P5"><text:soft-page-break/><text:span text:style-name="T7"><text:s/></text:span><text:span text:style-name="T6">3</text:span><text:span text:style-name="T4"> </text:span><text:span text:style-name="T8">class</text:span><text:span text:style-name="T5"> A{</text:span></text:p>
        <text:p text:style-name="P5"><text:span text:style-name="T7"><text:s/></text:span><text:span text:style-name="T6">4</text:span><text:span text:style-name="T4"> </text:span><text:span text:style-name="T8">public</text:span><text:span text:style-name="T5">:</text:span></text:p>
        <text:p text:style-name="P5"><text:span text:style-name="T7"><text:s/></text:span><text:span text:style-name="T6">5</text:span><text:span text:style-name="T4"> <text:s text:c="4"/></text:span><text:span text:style-name="T8">void</text:span><text:span text:style-name="T4"> foo(){std::cout&lt;&lt;</text:span><text:span text:style-name="T10">"foo of A"</text:span><text:span text:style-name="T4">&lt;&lt;</text:span><text:span text:style-name="T5">std::endl;}</text:span></text:p>
        <text:p text:style-name="P5"><text:span text:style-name="T7"><text:s/></text:span><text:span text:style-name="T6">6</text:span><text:span text:style-name="T4"> <text:s text:c="4"/></text:span><text:span text:style-name="T8">virtual</text:span><text:span text:style-name="T4"> </text:span><text:span text:style-name="T8">void</text:span><text:span text:style-name="T4"> print(){std::cout&lt;&lt;</text:span><text:span text:style-name="T10">"Print A"</text:span><text:span text:style-name="T4">&lt;&lt;</text:span><text:span text:style-name="T5">std::endl;}</text:span></text:p>
        <text:p text:style-name="P5"><text:span text:style-name="T7"><text:s/></text:span><text:span text:style-name="T6">7</text:span><text:span text:style-name="T4"> </text:span><text:span text:style-name="T5">};</text:span></text:p>
        <text:p text:style-name="P5"><text:span text:style-name="T7"><text:s/></text:span><text:span text:style-name="T6">8</text:span><text:span text:style-name="T4"> </text:span></text:p>
        <text:p text:style-name="P5"><text:span text:style-name="T7"><text:s/></text:span><text:span text:style-name="T6">9</text:span><text:span text:style-name="T4"> </text:span><text:span text:style-name="T8">class</text:span><text:span text:style-name="T4"> B:</text:span><text:span text:style-name="T8">public</text:span><text:span text:style-name="T5"> A{</text:span></text:p>
        <text:p text:style-name="P6"><text:span text:style-name="T7">10</text:span> <text:span text:style-name="T9">public</text:span><text:span text:style-name="T1">:</text:span></text:p>
        <text:p text:style-name="P6"><text:span text:style-name="T7">11</text:span> <text:s text:c="4"/><text:span text:style-name="T9">void</text:span> foo(){std::cout&lt;&lt;<text:span text:style-name="T11">"foo of B"</text:span>&lt;&lt;<text:span text:style-name="T1">std::endl;}</text:span></text:p>
        <text:p text:style-name="P6"><text:span text:style-name="T7">12</text:span> <text:s text:c="4"/><text:span text:style-name="T9">void</text:span> print(){std::cout&lt;&lt;<text:span text:style-name="T11">"Print B"</text:span>&lt;&lt;<text:span text:style-name="T1">std::endl;}</text:span></text:p>
        <text:p text:style-name="P6"><text:span text:style-name="T7">13</text:span> <text:span text:style-name="T1">};</text:span></text:p>
        <text:p text:style-name="P6"><text:span text:style-name="T7">14</text:span> </text:p>
        <text:p text:style-name="P6"><text:span text:style-name="T7">15</text:span> <text:span text:style-name="T9">int</text:span><text:span text:style-name="T1"> main(){</text:span></text:p>
        <text:p text:style-name="P6"><text:span text:style-name="T7">16</text:span> <text:span text:style-name="T1"><text:s text:c="4"/>A a;</text:span></text:p>
        <text:p text:style-name="P6"><text:span text:style-name="T7">17</text:span> <text:span text:style-name="T1"><text:s text:c="4"/>B b;</text:span></text:p>
        <text:p text:style-name="P6"><text:span text:style-name="T7">18</text:span> <text:s text:c="4"/>A *p=&amp;<text:span text:style-name="T1">a;</text:span></text:p>
        <text:p text:style-name="P6"><text:span text:style-name="T7">19</text:span> <text:s text:c="4"/>p-&gt;<text:span text:style-name="T1">foo();</text:span></text:p>
        <text:p text:style-name="P6"><text:span text:style-name="T7">20</text:span> <text:s text:c="4"/>p-&gt;<text:span text:style-name="T1">print();</text:span></text:p>
        <text:p text:style-name="P6"><text:span text:style-name="T7">21</text:span> <text:s text:c="4"/>p=&amp;<text:span text:style-name="T1">b;</text:span></text:p>
        <text:p text:style-name="P6"><text:span text:style-name="T7">22</text:span> <text:s text:c="4"/>p-&gt;<text:span text:style-name="T1">foo();</text:span></text:p>
        <text:p text:style-name="P6"><text:span text:style-name="T7">23</text:span> <text:s text:c="4"/>p-&gt;<text:span text:style-name="T1">print();</text:span></text:p>
        <text:p text:style-name="P6"><text:span text:style-name="T7">24</text:span> </text:p>
        <text:p text:style-name="P6"><text:span text:style-name="T7">25</text:span> }</text:p>
        <text:p text:style-name="P1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4">输出：</text:p>
        <text:p text:style-name="P7">foo of A</text:p>
        <text:p text:style-name="P8">Print A</text:p>
        <text:p text:style-name="P8">foo of A</text:p>
        <text:p text:style-name="P8">Print B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51:35.803856139</meta:creation-date>
    <dc:date>2019-09-02T10:03:39.455252105</dc:date>
    <meta:editing-duration>PT12M3S</meta:editing-duration>
    <meta:editing-cycles>1</meta:editing-cycles>
    <meta:document-statistic meta:table-count="0" meta:image-count="2" meta:object-count="0" meta:page-count="3" meta:paragraph-count="35" meta:word-count="840" meta:character-count="1343" meta:non-whitespace-character-count="1173"/>
    <meta:generator>LibreOffice/5.1.6.2$Linux_X86_64 LibreOffice_project/10m0$Build-2</meta:generator>
  </office:meta>
</office:document-meta>
</file>